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31pt"/>
    </style:style>
    <style:style style:name="co2" style:family="table-column">
      <style:table-column-properties fo:break-before="auto" style:column-width="177.25pt"/>
    </style:style>
    <style:style style:name="co3" style:family="table-column">
      <style:table-column-properties fo:break-before="auto" style:column-width="36.11pt"/>
    </style:style>
    <style:style style:name="co4" style:family="table-column">
      <style:table-column-properties fo:break-before="auto" style:column-width="68.34pt"/>
    </style:style>
    <style:style style:name="co5" style:family="table-column">
      <style:table-column-properties fo:break-before="auto" style:column-width="38.01pt"/>
    </style:style>
    <style:style style:name="co6" style:family="table-column">
      <style:table-column-properties fo:break-before="auto" style:column-width="60.55pt"/>
    </style:style>
    <style:style style:name="co7" style:family="table-column">
      <style:table-column-properties fo:break-before="auto" style:column-width="53.89pt"/>
    </style:style>
    <style:style style:name="co8" style:family="table-column">
      <style:table-column-properties fo:break-before="auto" style:column-width="53.29pt"/>
    </style:style>
    <style:style style:name="co9" style:family="table-column">
      <style:table-column-properties fo:break-before="auto" style:column-width="42.21pt"/>
    </style:style>
    <style:style style:name="co10" style:family="table-column">
      <style:table-column-properties fo:break-before="auto" style:column-width="48.3pt"/>
    </style:style>
    <style:style style:name="co11" style:family="table-column">
      <style:table-column-properties fo:break-before="auto" style:column-width="58.11pt"/>
    </style:style>
    <style:style style:name="co12" style:family="table-column">
      <style:table-column-properties fo:break-before="auto" style:column-width="47.76pt"/>
    </style:style>
    <style:style style:name="co13" style:family="table-column">
      <style:table-column-properties fo:break-before="auto" style:column-width="78.89pt"/>
    </style:style>
    <style:style style:name="co14" style:family="table-column">
      <style:table-column-properties fo:break-before="auto" style:column-width="40.56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83.85pt"/>
    </style:style>
    <style:style style:name="co17" style:family="table-column">
      <style:table-column-properties fo:break-before="auto" style:column-width="440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7.24pt" fo:break-before="auto" style:use-optimal-row-height="false"/>
    </style:style>
    <style:style style:name="ro3" style:family="table-row">
      <style:table-row-properties style:row-height="13.61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ro5" style:family="table-row">
      <style:table-row-properties style:row-height="12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" style:family="table-cell" style:parent-style-name="Default">
      <style:table-cell-properties fo:wrap-option="wrap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no-wrap"/>
    </style:style>
    <style:style style:name="ce12" style:family="table-cell" style:parent-style-name="Default">
      <style:table-cell-properties fo:wrap-option="no-wrap"/>
      <style:text-properties style:font-name="Liberation Sans" style:font-name-asian="AR PL SungtiL GB" style:font-name-complex="FreeSans"/>
    </style:style>
    <style:style style:name="ce3" style:family="table-cell" style:parent-style-name="Default">
      <style:text-properties fo:color="#3c3c3c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wrap-option="wrap" fo:border-left="none" fo:border-right="0.06pt solid #000000" fo:border-top="none"/>
    </style:style>
    <style:style style:name="ce4" style:family="table-cell" style:parent-style-name="Default">
      <style:table-cell-properties fo:border-bottom="none" fo:wrap-option="wrap" fo:border-left="0.06pt solid #000000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wrap-option="wrap" fo:border-left="0.06pt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wrap-option="wrap" fo:border-left="0.06pt solid #000000" fo:border-right="none" fo:border-top="none"/>
    </style:style>
    <style:style style:name="ce19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wrap-option="wrap" fo:border-left="none" fo:border-right="0.06pt solid #000000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energy-reg2prism" table:style-name="ta1">
        <table:table-column table:style-name="co1" table:default-cell-style-name="ce2"/>
        <table:table-column table:style-name="co2" table:default-cell-style-name="ce11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14"/>
        <table:table-column table:style-name="co15" table:default-cell-style-name="ce21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5" table:number-columns-repeated="13" table:default-cell-style-name="ce2"/>
        <table:table-column table:style-name="co15" table:number-columns-repeated="992" table:default-cell-style-name="Default"/>
        <table:table-row table:style-name="ro1">
          <table:table-cell table:style-name="Default" office:value-type="string" calcext:value-type="string">
            <text:p>Property: </text:p>
          </table:table-cell>
          <table:table-cell table:style-name="Default" office:value-type="string" calcext:value-type="string">
            <text:p>energy-reg2prism</text:p>
          </table:table-cell>
          <table:table-cell table:style-name="Default" table:number-columns-repeated="3"/>
          <table:table-cell table:style-name="Default" office:value-type="string" calcext:value-type="string">
            <text:p>Independent variables</text:p>
          </table:table-cell>
          <table:table-cell table:style-name="Default" table:number-columns-repeated="5"/>
          <table:table-cell table:style-name="Default" office:value-type="string" calcext:value-type="string">
            <text:p>Dependent variables</text:p>
          </table:table-cell>
          <table:table-cell table:style-name="Default" table:number-columns-repeated="3"/>
          <table:table-cell table:style-name="Default" office:value-type="string" calcext:value-type="string">
            <text:p>Derived variables</text:p>
          </table:table-cell>
          <table:table-cell table:style-name="Default" table:number-columns-repeated="16"/>
          <table:table-cell table:number-columns-repeated="992"/>
        </table:table-row>
        <table:table-row table:style-name="ro2">
          <table:table-cell table:style-name="ce1" office:value-type="string" calcext:value-type="string">
            <text:p><text:s/>Run # 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Map </text:p>
          </table:table-cell>
          <table:table-cell table:style-name="ce1" office:value-type="string" calcext:value-type="string">
            <text:p>View name</text:p>
          </table:table-cell>
          <table:table-cell table:style-name="ce1" office:value-type="string" calcext:value-type="string">
            <text:p>Model name</text:p>
          </table:table-cell>
          <table:table-cell table:style-name="ce1" office:value-type="string" calcext:value-type="string">
            <office:annotation draw:style-name="gr1" draw:text-style-name="P2" svg:width="82.18pt" svg:height="50.49pt" svg:x="438.35pt" svg:y="0pt" draw:caption-point-x="-17.29pt" draw:caption-point-y="13.07pt">
              <dc:creator>IR</dc:creator>
              <dc:date>2018-01-20T00:00:00</dc:date>
              <text:p text:style-name="P1">Straight or charging (if charging is y)</text:p>
              <text:p text:style-name="P1"/>
            </office:annotation>
            <text:p># steps</text:p>
          </table:table-cell>
          <table:table-cell table:style-name="ce1" office:value-type="string" calcext:value-type="string">
            <text:p>Variable length (y/n)</text:p>
          </table:table-cell>
          <table:table-cell table:style-name="ce1" office:value-type="string" calcext:value-type="string">
            <text:p>Charging (y/n)</text:p>
          </table:table-cell>
          <table:table-cell table:style-name="ce1" office:value-type="string" calcext:value-type="string">
            <text:p>Rotations (y/n)</text:p>
          </table:table-cell>
          <table:table-cell table:style-name="ce4" office:value-type="string" calcext:value-type="string">
            <text:p># satvals</text:p>
          </table:table-cell>
          <table:table-cell table:style-name="ce1" office:value-type="string" calcext:value-type="string">
            <text:p>Total time (s)</text:p>
          </table:table-cell>
          <table:table-cell table:style-name="ce1" office:value-type="string" calcext:value-type="string">
            <text:p>Saturation time (s)</text:p>
          </table:table-cell>
          <table:table-cell table:style-name="ce1" office:value-type="string" calcext:value-type="string">
            <text:p>SMT time (s)</text:p>
          </table:table-cell>
          <table:table-cell table:style-name="ce1" office:value-type="string" calcext:value-type="string">
            <text:p>Finding satvals interp (s)</text:p>
          </table:table-cell>
          <table:table-cell table:style-name="ce20" office:value-type="string" calcext:value-type="string">
            <text:p>PRISM time (s)</text:p>
          </table:table-cell>
          <table:table-cell table:style-name="ce20" office:value-type="string" calcext:value-type="string">
            <text:p>Time per satval (s)</text:p>
          </table:table-cell>
          <table:table-cell table:style-name="ce1" office:value-type="string" calcext:value-type="string">
            <text:p>IPL overhead(s)</text:p>
          </table:table-cell>
          <table:table-cell table:style-name="ce1" office:value-type="string" calcext:value-type="string">
            <text:p>IPL overhead (%)</text:p>
          </table:table-cell>
          <table:table-cell table:style-name="ce22" office:value-type="string" calcext:value-type="string">
            <text:p>Comment</text:p>
          </table:table-cell>
          <table:table-cell table:style-name="Default" table:number-columns-repeated="13"/>
          <table:table-cell table:number-columns-repeated="992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energy-reg2prism-simple-4fixed-map0</text:p>
          </table:table-cell>
          <table:table-cell table:style-name="ce10" office:value-type="string" calcext:value-type="string">
            <text:p>map0</text:p>
          </table:table-cell>
          <table:table-cell table:style-name="ce3" office:value-type="string" calcext:value-type="string">
            <text:p>tasks_view_map0_simple</text:p>
          </table:table-cell>
          <table:table-cell table:style-name="ce3" office:value-type="string" calcext:value-type="string">
            <text:p>prism_noturns_nocharge_nospeed_map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string" calcext:value-type="string">
            <text:p>n</text:p>
          </table:table-cell>
          <table:table-cell table:style-name="ce16" office:value-type="float" office:value="50" calcext:value-type="float">
            <text:p>50</text:p>
          </table:table-cell>
          <table:table-cell table:style-name="Default" office:value-type="float" office:value="20.42" calcext:value-type="float">
            <text:p>20.42</text:p>
          </table:table-cell>
          <table:table-cell table:style-name="Default" office:value-type="float" office:value="4.097" calcext:value-type="float">
            <text:p>4.097</text:p>
          </table:table-cell>
          <table:table-cell table:style-name="Default" office:value-type="float" office:value="4.012" calcext:value-type="float">
            <text:p>4.012</text:p>
          </table:table-cell>
          <table:table-cell table:style-name="Default" office:value-type="float" office:value="16.059" calcext:value-type="float">
            <text:p>16.059</text:p>
          </table:table-cell>
          <table:table-cell table:style-name="ce21" office:value-type="float" office:value="16.014" calcext:value-type="float">
            <text:p>16.014</text:p>
          </table:table-cell>
          <table:table-cell table:formula="of:=[.M3]/[.J3]" office:value-type="float" office:value="0.08024" calcext:value-type="float">
            <text:p>0.08024</text:p>
          </table:table-cell>
          <table:table-cell table:style-name="ce10" table:formula="of:=[.K3]-[.M3]-[.O3]" office:value-type="float" office:value="0.394000000000002" calcext:value-type="float">
            <text:p>0.394000000000002</text:p>
          </table:table-cell>
          <table:table-cell table:style-name="ce10" table:formula="of:=[.Q3]*100/[.K3]" office:value-type="float" office:value="1.92948090107738" calcext:value-type="float">
            <text:p>1.92948090107738</text:p>
          </table:table-cell>
          <table:table-cell table:style-name="ce10" table:number-columns-repeated="1006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Default" office:value-type="string" calcext:value-type="string">
            <text:p>energy-reg2prism-simple-5fixed-map0</text:p>
          </table:table-cell>
          <table:table-cell table:style-name="Default" office:value-type="string" calcext:value-type="string">
            <text:p>map0</text:p>
          </table:table-cell>
          <table:table-cell table:style-name="ce3" office:value-type="string" calcext:value-type="string">
            <text:p>tasks_view_map0_simple</text:p>
          </table:table-cell>
          <table:table-cell table:style-name="ce3" office:value-type="string" calcext:value-type="string">
            <text:p>prism_noturns_nocharge_nospeed_map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3" table:style-name="Default" office:value-type="string" calcext:value-type="string">
            <text:p>n</text:p>
          </table:table-cell>
          <table:table-cell table:style-name="ce5" office:value-type="float" office:value="40" calcext:value-type="float">
            <text:p>40</text:p>
          </table:table-cell>
          <table:table-cell table:style-name="Default" office:value-type="float" office:value="28.486" calcext:value-type="float">
            <text:p>28.486</text:p>
          </table:table-cell>
          <table:table-cell table:style-name="Default" office:value-type="float" office:value="5.549" calcext:value-type="float">
            <text:p>5.549</text:p>
          </table:table-cell>
          <table:table-cell office:value-type="float" office:value="5.477" calcext:value-type="float">
            <text:p>5.477</text:p>
          </table:table-cell>
          <table:table-cell table:style-name="Default" office:value-type="float" office:value="22.674" calcext:value-type="float">
            <text:p>22.674</text:p>
          </table:table-cell>
          <table:table-cell table:style-name="ce21" office:value-type="float" office:value="22.624" calcext:value-type="float">
            <text:p>22.624</text:p>
          </table:table-cell>
          <table:table-cell table:formula="of:=[.M4]/[.J4]" office:value-type="float" office:value="0.136925" calcext:value-type="float">
            <text:p>0.136925</text:p>
          </table:table-cell>
          <table:table-cell table:style-name="ce10" table:formula="of:=[.K4]-[.M4]-[.O4]" office:value-type="float" office:value="0.385000000000002" calcext:value-type="float">
            <text:p>0.385000000000002</text:p>
          </table:table-cell>
          <table:table-cell table:style-name="ce10" table:formula="of:=[.Q4]*100/[.K4]" office:value-type="float" office:value="1.35154110791266" calcext:value-type="float">
            <text:p>1.35154110791266</text:p>
          </table:table-cell>
          <table:table-cell table:style-name="Default" table:number-columns-repeated="14"/>
          <table:table-cell table:number-columns-repeated="992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Default" office:value-type="string" calcext:value-type="string">
            <text:p>energy-reg2prism-simple-6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</text:p>
          </table:table-cell>
          <table:table-cell table:style-name="ce3" office:value-type="string" calcext:value-type="string">
            <text:p>prism_noturns_nocharge_nospeed_map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3" table:style-name="Default" office:value-type="string" calcext:value-type="string">
            <text:p>n</text:p>
          </table:table-cell>
          <table:table-cell table:style-name="ce5" office:value-type="float" office:value="34" calcext:value-type="float">
            <text:p>34</text:p>
          </table:table-cell>
          <table:table-cell table:style-name="Default" office:value-type="float" office:value="65.151" calcext:value-type="float">
            <text:p>65.151</text:p>
          </table:table-cell>
          <table:table-cell table:style-name="Default" office:value-type="float" office:value="9.672" calcext:value-type="float">
            <text:p>9.672</text:p>
          </table:table-cell>
          <table:table-cell table:style-name="Default" office:value-type="float" office:value="9.541" calcext:value-type="float">
            <text:p>9.541</text:p>
          </table:table-cell>
          <table:table-cell table:style-name="Default" office:value-type="float" office:value="55.182" calcext:value-type="float">
            <text:p>55.182</text:p>
          </table:table-cell>
          <table:table-cell table:style-name="ce21" office:value-type="float" office:value="55.146" calcext:value-type="float">
            <text:p>55.146</text:p>
          </table:table-cell>
          <table:table-cell table:formula="of:=[.M5]/[.J5]" office:value-type="float" office:value="0.280617647058824" calcext:value-type="float">
            <text:p>0.280617647058824</text:p>
          </table:table-cell>
          <table:table-cell table:style-name="ce10" table:formula="of:=[.K5]-[.M5]-[.O5]" office:value-type="float" office:value="0.463999999999999" calcext:value-type="float">
            <text:p>0.463999999999999</text:p>
          </table:table-cell>
          <table:table-cell table:style-name="ce10" table:formula="of:=[.Q5]*100/[.K5]" office:value-type="float" office:value="0.71219167779466" calcext:value-type="float">
            <text:p>0.71219167779466</text:p>
          </table:table-cell>
          <table:table-cell table:number-columns-repeated="1006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Default" office:value-type="string" calcext:value-type="string">
            <text:p>energy-reg2prism-simple-7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94.015" calcext:value-type="float">
            <text:p>94.015</text:p>
          </table:table-cell>
          <table:table-cell table:style-name="Default" office:value-type="float" office:value="7.769" calcext:value-type="float">
            <text:p>7.769</text:p>
          </table:table-cell>
          <table:table-cell table:style-name="Default" office:value-type="float" office:value="7.742" calcext:value-type="float">
            <text:p>7.742</text:p>
          </table:table-cell>
          <table:table-cell table:style-name="Default" office:value-type="float" office:value="85.87" calcext:value-type="float">
            <text:p>85.87</text:p>
          </table:table-cell>
          <table:table-cell table:style-name="ce21" office:value-type="float" office:value="85.841" calcext:value-type="float">
            <text:p>85.841</text:p>
          </table:table-cell>
          <table:table-cell table:formula="of:=[.M6]/[.J6]" office:value-type="float" office:value="0.483875" calcext:value-type="float">
            <text:p>0.483875</text:p>
          </table:table-cell>
          <table:table-cell table:style-name="ce10" table:formula="of:=[.K6]-[.M6]-[.O6]" office:value-type="float" office:value="0.432000000000002" calcext:value-type="float">
            <text:p>0.432000000000002</text:p>
          </table:table-cell>
          <table:table-cell table:style-name="ce10" table:formula="of:=[.Q6]*100/[.K6]" office:value-type="float" office:value="0.459501143434561" calcext:value-type="float">
            <text:p>0.459501143434561</text:p>
          </table:table-cell>
          <table:table-cell table:number-columns-repeated="1006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0" office:value-type="string" calcext:value-type="string">
            <text:p>energy-reg2prism-simple-4variable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42" calcext:value-type="float">
            <text:p>142</text:p>
          </table:table-cell>
          <table:table-cell table:style-name="Default" office:value-type="float" office:value="93.052" calcext:value-type="float">
            <text:p>93.052</text:p>
          </table:table-cell>
          <table:table-cell table:style-name="Default" office:value-type="float" office:value="55.355" calcext:value-type="float">
            <text:p>55.355</text:p>
          </table:table-cell>
          <table:table-cell table:style-name="Default" office:value-type="float" office:value="54.971" calcext:value-type="float">
            <text:p>54.971</text:p>
          </table:table-cell>
          <table:table-cell table:style-name="Default" office:value-type="float" office:value="37.096" calcext:value-type="float">
            <text:p>37.096</text:p>
          </table:table-cell>
          <table:table-cell table:style-name="ce21" office:value-type="float" office:value="36.992" calcext:value-type="float">
            <text:p>36.992</text:p>
          </table:table-cell>
          <table:table-cell table:formula="of:=[.M7]/[.J7]" office:value-type="float" office:value="0.387119718309859" calcext:value-type="float">
            <text:p>0.387119718309859</text:p>
          </table:table-cell>
          <table:table-cell table:style-name="ce10" table:formula="of:=[.K7]-[.M7]-[.O7]" office:value-type="float" office:value="1.08900000000001" calcext:value-type="float">
            <text:p>1.08900000000001</text:p>
          </table:table-cell>
          <table:table-cell table:style-name="ce10" table:formula="of:=[.Q7]*100/[.K7]" office:value-type="float" office:value="1.17031337316771" calcext:value-type="float">
            <text:p>1.17031337316771</text:p>
          </table:table-cell>
          <table:table-cell table:number-columns-repeated="1006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energy-reg2prism-simple-5variable-map0-impr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82" calcext:value-type="float">
            <text:p>182</text:p>
          </table:table-cell>
          <table:table-cell table:style-name="Default" office:value-type="float" office:value="238.54" calcext:value-type="float">
            <text:p>238.54</text:p>
          </table:table-cell>
          <table:table-cell table:style-name="Default" office:value-type="float" office:value="142.62" calcext:value-type="float">
            <text:p>142.62</text:p>
          </table:table-cell>
          <table:table-cell table:style-name="Default" office:value-type="float" office:value="142.255" calcext:value-type="float">
            <text:p>142.255</text:p>
          </table:table-cell>
          <table:table-cell table:style-name="Default" office:value-type="float" office:value="95.273" calcext:value-type="float">
            <text:p>95.273</text:p>
          </table:table-cell>
          <table:table-cell table:style-name="Default" office:value-type="float" office:value="95.1450000000001" calcext:value-type="float">
            <text:p>95.1450000000001</text:p>
          </table:table-cell>
          <table:table-cell table:formula="of:=[.M8]/[.J8]" office:value-type="float" office:value="0.781620879120879" calcext:value-type="float">
            <text:p>0.781620879120879</text:p>
          </table:table-cell>
          <table:table-cell table:style-name="ce10" table:formula="of:=[.K8]-[.M8]-[.O8]" office:value-type="float" office:value="1.1399999999999" calcext:value-type="float">
            <text:p>1.1399999999999</text:p>
          </table:table-cell>
          <table:table-cell table:style-name="ce10" table:formula="of:=[.Q8]*100/[.K8]" office:value-type="float" office:value="0.477907269221054" calcext:value-type="float">
            <text:p>0.477907269221054</text:p>
          </table:table-cell>
          <table:table-cell table:number-columns-repeated="1006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energy-reg2prism-simple-6variable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16" calcext:value-type="float">
            <text:p>216</text:p>
          </table:table-cell>
          <table:table-cell table:style-name="Default" office:value-type="float" office:value="432.842" calcext:value-type="float">
            <text:p>432.842</text:p>
          </table:table-cell>
          <table:table-cell table:style-name="Default" office:value-type="float" office:value="234.076" calcext:value-type="float">
            <text:p>234.076</text:p>
          </table:table-cell>
          <table:table-cell table:style-name="Default" office:value-type="float" office:value="233.613" calcext:value-type="float">
            <text:p>233.613</text:p>
          </table:table-cell>
          <table:table-cell table:style-name="Default" office:value-type="float" office:value="197.508" calcext:value-type="float">
            <text:p>197.508</text:p>
          </table:table-cell>
          <table:table-cell table:style-name="Default" office:value-type="float" office:value="197.34" calcext:value-type="float">
            <text:p>197.34</text:p>
          </table:table-cell>
          <table:table-cell table:formula="of:=[.M9]/[.J9]" office:value-type="float" office:value="1.08154166666667" calcext:value-type="float">
            <text:p>1.08154166666667</text:p>
          </table:table-cell>
          <table:table-cell table:style-name="ce10" table:formula="of:=[.K9]-[.M9]-[.O9]" office:value-type="float" office:value="1.88899999999998" calcext:value-type="float">
            <text:p>1.88899999999998</text:p>
          </table:table-cell>
          <table:table-cell table:style-name="ce10" table:formula="of:=[.Q9]*100/[.K9]" office:value-type="float" office:value="0.436417907689176" calcext:value-type="float">
            <text:p>0.436417907689176</text:p>
          </table:table-cell>
          <table:table-cell table:number-columns-repeated="1006"/>
        </table:table-row>
        <table:table-row table:style-name="ro4"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energy-reg2prism-simple-7variable-map0-impr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32" calcext:value-type="float">
            <text:p>232</text:p>
          </table:table-cell>
          <table:table-cell table:style-name="Default" office:value-type="float" office:value="783.766" calcext:value-type="float">
            <text:p>783.766</text:p>
          </table:table-cell>
          <table:table-cell table:style-name="Default" office:value-type="float" office:value="336.41" calcext:value-type="float">
            <text:p>336.41</text:p>
          </table:table-cell>
          <table:table-cell table:style-name="Default" office:value-type="float" office:value="335.926" calcext:value-type="float">
            <text:p>335.926</text:p>
          </table:table-cell>
          <table:table-cell table:style-name="Default" office:value-type="float" office:value="446.119" calcext:value-type="float">
            <text:p>446.119</text:p>
          </table:table-cell>
          <table:table-cell table:style-name="Default" office:value-type="float" office:value="445.959" calcext:value-type="float">
            <text:p>445.959</text:p>
          </table:table-cell>
          <table:table-cell table:formula="of:=[.M10]/[.J10]" office:value-type="float" office:value="1.44795689655172" calcext:value-type="float">
            <text:p>1.44795689655172</text:p>
          </table:table-cell>
          <table:table-cell table:style-name="ce10" table:formula="of:=[.K10]-[.M10]-[.O10]" office:value-type="float" office:value="1.88099999999997" calcext:value-type="float">
            <text:p>1.88099999999997</text:p>
          </table:table-cell>
          <table:table-cell table:style-name="ce10" table:formula="of:=[.Q10]*100/[.K10]" office:value-type="float" office:value="0.239995100578485" calcext:value-type="float">
            <text:p>0.239995100578485</text:p>
          </table:table-cell>
          <table:table-cell table:number-columns-repeated="1006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office:value-type="string" calcext:value-type="string">
            <text:p>energy-reg2prism-simple-char-4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6" calcext:value-type="float">
            <text:p>86</text:p>
          </table:table-cell>
          <table:table-cell table:style-name="Default" office:value-type="float" office:value="66.798" calcext:value-type="float">
            <text:p>66.798</text:p>
          </table:table-cell>
          <table:table-cell table:style-name="Default" office:value-type="float" office:value="22.702" calcext:value-type="float">
            <text:p>22.702</text:p>
          </table:table-cell>
          <table:table-cell table:style-name="Default" office:value-type="float" office:value="20.709" calcext:value-type="float">
            <text:p>20.709</text:p>
          </table:table-cell>
          <table:table-cell table:style-name="Default" office:value-type="float" office:value="43.731" calcext:value-type="float">
            <text:p>43.731</text:p>
          </table:table-cell>
          <table:table-cell table:style-name="Default" office:value-type="float" office:value="43.671" calcext:value-type="float">
            <text:p>43.671</text:p>
          </table:table-cell>
          <table:table-cell table:formula="of:=[.M11]/[.J11]" office:value-type="float" office:value="0.240802325581395" calcext:value-type="float">
            <text:p>0.240802325581395</text:p>
          </table:table-cell>
          <table:table-cell table:style-name="ce10" table:formula="of:=[.K11]-[.M11]-[.O11]" office:value-type="float" office:value="2.418" calcext:value-type="float">
            <text:p>2.418</text:p>
          </table:table-cell>
          <table:table-cell table:style-name="ce10" table:formula="of:=[.Q11]*100/[.K11]" office:value-type="float" office:value="3.61986885834905" calcext:value-type="float">
            <text:p>3.61986885834905</text:p>
          </table:table-cell>
          <table:table-cell table:number-columns-repeated="1006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energy-reg2prism-simple-char-5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05.115" calcext:value-type="float">
            <text:p>105.115</text:p>
          </table:table-cell>
          <table:table-cell table:style-name="Default" office:value-type="float" office:value="37.657" calcext:value-type="float">
            <text:p>37.657</text:p>
          </table:table-cell>
          <table:table-cell table:style-name="Default" office:value-type="float" office:value="37.497" calcext:value-type="float">
            <text:p>37.497</text:p>
          </table:table-cell>
          <table:table-cell table:style-name="Default" office:value-type="float" office:value="67.005" calcext:value-type="float">
            <text:p>67.005</text:p>
          </table:table-cell>
          <table:table-cell table:style-name="Default" office:value-type="float" office:value="66.924" calcext:value-type="float">
            <text:p>66.924</text:p>
          </table:table-cell>
          <table:table-cell table:formula="of:=[.M12]/[.J12]" office:value-type="float" office:value="0.37497" calcext:value-type="float">
            <text:p>0.37497</text:p>
          </table:table-cell>
          <table:table-cell table:style-name="ce10" table:formula="of:=[.K12]-[.M12]-[.O12]" office:value-type="float" office:value="0.693999999999988" calcext:value-type="float">
            <text:p>0.693999999999988</text:p>
          </table:table-cell>
          <table:table-cell table:style-name="ce10" table:formula="of:=[.Q12]*100/[.K12]" office:value-type="float" office:value="0.660229272701316" calcext:value-type="float">
            <text:p>0.660229272701316</text:p>
          </table:table-cell>
          <table:table-cell table:number-columns-repeated="1006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office:value-type="string" calcext:value-type="string">
            <text:p>energy-reg2prism-simple-char-6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8" calcext:value-type="float">
            <text:p>108</text:p>
          </table:table-cell>
          <table:table-cell table:style-name="Default" office:value-type="float" office:value="165.007" calcext:value-type="float">
            <text:p>165.007</text:p>
          </table:table-cell>
          <table:table-cell table:style-name="Default" office:value-type="float" office:value="47.767" calcext:value-type="float">
            <text:p>47.767</text:p>
          </table:table-cell>
          <table:table-cell table:style-name="Default" office:value-type="float" office:value="47.583" calcext:value-type="float">
            <text:p>47.583</text:p>
          </table:table-cell>
          <table:table-cell table:style-name="Default" office:value-type="float" office:value="116.667" calcext:value-type="float">
            <text:p>116.667</text:p>
          </table:table-cell>
          <table:table-cell table:style-name="Default" office:value-type="float" office:value="116.581" calcext:value-type="float">
            <text:p>116.581</text:p>
          </table:table-cell>
          <table:table-cell table:formula="of:=[.M13]/[.J13]" office:value-type="float" office:value="0.440583333333333" calcext:value-type="float">
            <text:p>0.440583333333333</text:p>
          </table:table-cell>
          <table:table-cell table:style-name="ce10" table:formula="of:=[.K13]-[.M13]-[.O13]" office:value-type="float" office:value="0.843000000000004" calcext:value-type="float">
            <text:p>0.843000000000004</text:p>
          </table:table-cell>
          <table:table-cell table:style-name="ce10" table:formula="of:=[.Q13]*100/[.K13]" office:value-type="float" office:value="0.510887416897467" calcext:value-type="float">
            <text:p>0.510887416897467</text:p>
          </table:table-cell>
          <table:table-cell table:number-columns-repeated="1006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12" office:value-type="string" calcext:value-type="string">
            <text:p>energy-reg2prism-simple-char-7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99" calcext:value-type="float">
            <text:p>99</text:p>
          </table:table-cell>
          <table:table-cell table:style-name="Default" office:value-type="float" office:value="299.874" calcext:value-type="float">
            <text:p>299.874</text:p>
          </table:table-cell>
          <table:table-cell table:style-name="Default" office:value-type="float" office:value="107.944" calcext:value-type="float">
            <text:p>107.944</text:p>
          </table:table-cell>
          <table:table-cell table:style-name="Default" office:value-type="float" office:value="104.601" calcext:value-type="float">
            <text:p>104.601</text:p>
          </table:table-cell>
          <table:table-cell table:style-name="Default" office:value-type="float" office:value="191.088" calcext:value-type="float">
            <text:p>191.088</text:p>
          </table:table-cell>
          <table:table-cell table:style-name="Default" office:value-type="float" office:value="190.997" calcext:value-type="float">
            <text:p>190.997</text:p>
          </table:table-cell>
          <table:table-cell table:formula="of:=[.M14]/[.J14]" office:value-type="float" office:value="1.05657575757576" calcext:value-type="float">
            <text:p>1.05657575757576</text:p>
          </table:table-cell>
          <table:table-cell table:style-name="ce10" table:formula="of:=[.K14]-[.M14]-[.O14]" office:value-type="float" office:value="4.27600000000001" calcext:value-type="float">
            <text:p>4.27600000000001</text:p>
          </table:table-cell>
          <table:table-cell table:style-name="ce10" table:formula="of:=[.Q14]*100/[.K14]" office:value-type="float" office:value="1.42593222486778" calcext:value-type="float">
            <text:p>1.42593222486778</text:p>
          </table:table-cell>
          <table:table-cell table:number-columns-repeated="1006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energy-reg2prism-simple-char-4variable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95" calcext:value-type="float">
            <text:p>195</text:p>
          </table:table-cell>
          <table:table-cell table:style-name="Default" office:value-type="float" office:value="156.893" calcext:value-type="float">
            <text:p>156.893</text:p>
          </table:table-cell>
          <table:table-cell table:style-name="Default" office:value-type="float" office:value="71.4" calcext:value-type="float">
            <text:p>71.4</text:p>
          </table:table-cell>
          <table:table-cell table:style-name="Default" office:value-type="float" office:value="71.004" calcext:value-type="float">
            <text:p>71.004</text:p>
          </table:table-cell>
          <table:table-cell table:style-name="Default" office:value-type="float" office:value="84.96" calcext:value-type="float">
            <text:p>84.96</text:p>
          </table:table-cell>
          <table:table-cell table:style-name="Default" office:value-type="float" office:value="84.862" calcext:value-type="float">
            <text:p>84.862</text:p>
          </table:table-cell>
          <table:table-cell table:formula="of:=[.M15]/[.J15]" office:value-type="float" office:value="0.364123076923077" calcext:value-type="float">
            <text:p>0.364123076923077</text:p>
          </table:table-cell>
          <table:table-cell table:style-name="ce10" table:formula="of:=[.K15]-[.M15]-[.O15]" office:value-type="float" office:value="1.027" calcext:value-type="float">
            <text:p>1.027</text:p>
          </table:table-cell>
          <table:table-cell table:style-name="ce10" table:formula="of:=[.Q15]*100/[.K15]" office:value-type="float" office:value="0.654586246677673" calcext:value-type="float">
            <text:p>0.654586246677673</text:p>
          </table:table-cell>
          <table:table-cell table:number-columns-repeated="1006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energy-reg2prism-simple-char-5variable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95" calcext:value-type="float">
            <text:p>295</text:p>
          </table:table-cell>
          <table:table-cell table:style-name="Default" office:value-type="float" office:value="415.997" calcext:value-type="float">
            <text:p>415.997</text:p>
          </table:table-cell>
          <table:table-cell table:style-name="Default" office:value-type="float" office:value="243.84" calcext:value-type="float">
            <text:p>243.84</text:p>
          </table:table-cell>
          <table:table-cell table:style-name="Default" office:value-type="float" office:value="243.131" calcext:value-type="float">
            <text:p>243.131</text:p>
          </table:table-cell>
          <table:table-cell table:style-name="Default" office:value-type="float" office:value="171.241" calcext:value-type="float">
            <text:p>171.241</text:p>
          </table:table-cell>
          <table:table-cell table:style-name="Default" office:value-type="float" office:value="171.057" calcext:value-type="float">
            <text:p>171.057</text:p>
          </table:table-cell>
          <table:table-cell table:formula="of:=[.M16]/[.J16]" office:value-type="float" office:value="0.824172881355932" calcext:value-type="float">
            <text:p>0.824172881355932</text:p>
          </table:table-cell>
          <table:table-cell table:style-name="ce10" table:formula="of:=[.K16]-[.M16]-[.O16]" office:value-type="float" office:value="1.80900000000003" calcext:value-type="float">
            <text:p>1.80900000000003</text:p>
          </table:table-cell>
          <table:table-cell table:style-name="ce10" table:formula="of:=[.Q16]*100/[.K16]" office:value-type="float" office:value="0.434858905232496" calcext:value-type="float">
            <text:p>0.434858905232496</text:p>
          </table:table-cell>
          <table:table-cell table:number-columns-repeated="1006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energy-reg2prism-simple-char-6variable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Default" office:value-type="float" office:value="403" calcext:value-type="float">
            <text:p>403</text:p>
          </table:table-cell>
          <table:table-cell table:style-name="Default" office:value-type="float" office:value="843.522" calcext:value-type="float">
            <text:p>843.522</text:p>
          </table:table-cell>
          <table:table-cell table:style-name="Default" office:value-type="float" office:value="468.883" calcext:value-type="float">
            <text:p>468.883</text:p>
          </table:table-cell>
          <table:table-cell table:style-name="Default" office:value-type="float" office:value="467.791" calcext:value-type="float">
            <text:p>467.791</text:p>
          </table:table-cell>
          <table:table-cell table:style-name="Default" office:value-type="float" office:value="373.342" calcext:value-type="float">
            <text:p>373.342</text:p>
          </table:table-cell>
          <table:table-cell table:style-name="Default" office:value-type="float" office:value="373.063" calcext:value-type="float">
            <text:p>373.063</text:p>
          </table:table-cell>
          <table:table-cell table:formula="of:=[.M17]/[.J17]" office:value-type="float" office:value="1.16077171215881" calcext:value-type="float">
            <text:p>1.16077171215881</text:p>
          </table:table-cell>
          <table:table-cell table:style-name="ce10" table:formula="of:=[.K17]-[.M17]-[.O17]" office:value-type="float" office:value="2.66800000000006" calcext:value-type="float">
            <text:p>2.66800000000006</text:p>
          </table:table-cell>
          <table:table-cell table:style-name="ce10" table:formula="of:=[.Q17]*100/[.K17]" office:value-type="float" office:value="0.316292876771449" calcext:value-type="float">
            <text:p>0.316292876771449</text:p>
          </table:table-cell>
          <table:table-cell table:number-columns-repeated="1006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12" office:value-type="string" calcext:value-type="string">
            <text:p>energy-reg2prism-simple-char-7variable-map0</text:p>
          </table:table-cell>
          <table:table-cell table:style-name="ce11" office:value-type="string" calcext:value-type="string">
            <text:p>map0</text:p>
          </table:table-cell>
          <table:table-cell table:style-name="ce3" office:value-type="string" calcext:value-type="string">
            <text:p>tasks_view_map0_wempty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502" calcext:value-type="float">
            <text:p>502</text:p>
          </table:table-cell>
          <table:table-cell table:style-name="Default" office:value-type="float" office:value="1608.035" calcext:value-type="float">
            <text:p>1608.035</text:p>
          </table:table-cell>
          <table:table-cell table:style-name="Default" office:value-type="float" office:value="949.937" calcext:value-type="float">
            <text:p>949.937</text:p>
          </table:table-cell>
          <table:table-cell table:style-name="Default" office:value-type="float" office:value="948.146000000001" calcext:value-type="float">
            <text:p>948.146000000001</text:p>
          </table:table-cell>
          <table:table-cell table:style-name="Default" office:value-type="float" office:value="656.102" calcext:value-type="float">
            <text:p>656.102</text:p>
          </table:table-cell>
          <table:table-cell table:style-name="Default" office:value-type="float" office:value="655.781999999999" calcext:value-type="float">
            <text:p>655.781999999999</text:p>
          </table:table-cell>
          <table:table-cell table:formula="of:=[.M18]/[.J18]" office:value-type="float" office:value="1.88873705179283" calcext:value-type="float">
            <text:p>1.88873705179283</text:p>
          </table:table-cell>
          <table:table-cell table:style-name="ce10" table:formula="of:=[.K18]-[.M18]-[.O18]" office:value-type="float" office:value="4.10700000000008" calcext:value-type="float">
            <text:p>4.10700000000008</text:p>
          </table:table-cell>
          <table:table-cell table:style-name="ce10" table:formula="of:=[.Q18]*100/[.K18]" office:value-type="float" office:value="0.255404888575192" calcext:value-type="float">
            <text:p>0.255404888575192</text:p>
          </table:table-cell>
          <table:table-cell table:number-columns-repeated="1006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12" office:value-type="string" calcext:value-type="string">
            <text:p>energy-reg2prism-simple-char-8variable-map0</text:p>
          </table:table-cell>
          <table:table-cell table:style-name="ce11" office:value-type="string" calcext:value-type="string">
            <text:p>map0</text:p>
          </table:table-cell>
          <table:table-cell table:style-name="ce3" office:value-type="string" calcext:value-type="string">
            <text:p>tasks_view_map0_wempty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559" calcext:value-type="float">
            <text:p>559</text:p>
          </table:table-cell>
          <table:table-cell table:style-name="Default" office:value-type="float" office:value="2876.551" calcext:value-type="float">
            <text:p>2876.551</text:p>
          </table:table-cell>
          <table:table-cell table:style-name="Default" office:value-type="float" office:value="1467.684" calcext:value-type="float">
            <text:p>1467.684</text:p>
          </table:table-cell>
          <table:table-cell table:style-name="Default" office:value-type="float" office:value="1463.825" calcext:value-type="float">
            <text:p>1463.825</text:p>
          </table:table-cell>
          <table:table-cell table:style-name="Default" office:value-type="float" office:value="1407.214" calcext:value-type="float">
            <text:p>1407.214</text:p>
          </table:table-cell>
          <table:table-cell table:style-name="Default" office:value-type="float" office:value="1406.78" calcext:value-type="float">
            <text:p>1406.78</text:p>
          </table:table-cell>
          <table:table-cell table:formula="of:=[.M19]/[.J19]" office:value-type="float" office:value="2.61864937388193" calcext:value-type="float">
            <text:p>2.61864937388193</text:p>
          </table:table-cell>
          <table:table-cell table:style-name="ce10" table:formula="of:=[.K19]-[.M19]-[.O19]" office:value-type="float" office:value="5.94599999999991" calcext:value-type="float">
            <text:p>5.94599999999991</text:p>
          </table:table-cell>
          <table:table-cell table:style-name="ce10" table:formula="of:=[.Q19]*100/[.K19]" office:value-type="float" office:value="0.206705877976782" calcext:value-type="float">
            <text:p>0.206705877976782</text:p>
          </table:table-cell>
          <table:table-cell table:number-columns-repeated="1006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office:value-type="string" calcext:value-type="string">
            <text:p>energy-reg2prism-rot-4fixed-map3b</text:p>
          </table:table-cell>
          <table:table-cell table:style-name="ce11"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6" calcext:value-type="float">
            <text:p>56</text:p>
          </table:table-cell>
          <table:table-cell table:style-name="Default" office:value-type="float" office:value="235.08" calcext:value-type="float">
            <text:p>235.08</text:p>
          </table:table-cell>
          <table:table-cell table:style-name="Default" office:value-type="float" office:value="213.13" calcext:value-type="float">
            <text:p>213.13</text:p>
          </table:table-cell>
          <table:table-cell table:style-name="Default" office:value-type="float" office:value="212.969" calcext:value-type="float">
            <text:p>212.969</text:p>
          </table:table-cell>
          <table:table-cell table:style-name="Default" office:value-type="float" office:value="19.675" calcext:value-type="float">
            <text:p>19.675</text:p>
          </table:table-cell>
          <table:table-cell table:style-name="Default" office:value-type="float" office:value="19.47" calcext:value-type="float">
            <text:p>19.47</text:p>
          </table:table-cell>
          <table:table-cell table:formula="of:=[.M20]/[.J20]" office:value-type="float" office:value="3.80301785714286" calcext:value-type="float">
            <text:p>3.80301785714286</text:p>
          </table:table-cell>
          <table:table-cell table:style-name="ce10" table:formula="of:=[.K20]-[.M20]-[.O20]" office:value-type="float" office:value="2.64100000000002" calcext:value-type="float">
            <text:p>2.64100000000002</text:p>
          </table:table-cell>
          <table:table-cell table:style-name="ce10" table:formula="of:=[.Q20]*100/[.K20]" office:value-type="float" office:value="1.12344733707675" calcext:value-type="float">
            <text:p>1.12344733707675</text:p>
          </table:table-cell>
          <table:table-cell table:number-columns-repeated="1006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office:value-type="string" calcext:value-type="string">
            <text:p>energy-reg2prism-rot-5fixed-map3b</text:p>
          </table:table-cell>
          <table:table-cell table:style-name="ce11"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352.006" calcext:value-type="float">
            <text:p>352.006</text:p>
          </table:table-cell>
          <table:table-cell table:style-name="Default" office:value-type="float" office:value="315.57" calcext:value-type="float">
            <text:p>315.57</text:p>
          </table:table-cell>
          <table:table-cell table:style-name="Default" office:value-type="float" office:value="314.779" calcext:value-type="float">
            <text:p>314.779</text:p>
          </table:table-cell>
          <table:table-cell table:style-name="Default" office:value-type="float" office:value="33.115" calcext:value-type="float">
            <text:p>33.115</text:p>
          </table:table-cell>
          <table:table-cell table:style-name="Default" office:value-type="float" office:value="33.019" calcext:value-type="float">
            <text:p>33.019</text:p>
          </table:table-cell>
          <table:table-cell table:formula="of:=[.M21]/[.J21]" office:value-type="float" office:value="5.24631666666667" calcext:value-type="float">
            <text:p>5.24631666666667</text:p>
          </table:table-cell>
          <table:table-cell table:style-name="ce10" table:formula="of:=[.K21]-[.M21]-[.O21]" office:value-type="float" office:value="4.20799999999998" calcext:value-type="float">
            <text:p>4.20799999999998</text:p>
          </table:table-cell>
          <table:table-cell table:style-name="ce10" table:formula="of:=[.Q21]*100/[.K21]" office:value-type="float" office:value="1.19543416873575" calcext:value-type="float">
            <text:p>1.19543416873575</text:p>
          </table:table-cell>
          <table:table-cell table:number-columns-repeated="1006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energy-reg2prism-rot-6fixed-map3b</text:p>
          </table:table-cell>
          <table:table-cell table:style-name="ce11"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4" calcext:value-type="float">
            <text:p>44</text:p>
          </table:table-cell>
          <table:table-cell table:style-name="Default" office:value-type="float" office:value="518.549" calcext:value-type="float">
            <text:p>518.549</text:p>
          </table:table-cell>
          <table:table-cell table:style-name="Default" office:value-type="float" office:value="450.772" calcext:value-type="float">
            <text:p>450.772</text:p>
          </table:table-cell>
          <table:table-cell table:style-name="Default" office:value-type="float" office:value="450.674" calcext:value-type="float">
            <text:p>450.674</text:p>
          </table:table-cell>
          <table:table-cell table:style-name="Default" office:value-type="float" office:value="63.606" calcext:value-type="float">
            <text:p>63.606</text:p>
          </table:table-cell>
          <table:table-cell table:style-name="Default" office:value-type="float" office:value="63.552" calcext:value-type="float">
            <text:p>63.552</text:p>
          </table:table-cell>
          <table:table-cell table:formula="of:=[.M22]/[.J22]" office:value-type="float" office:value="10.2425909090909" calcext:value-type="float">
            <text:p>10.2425909090909</text:p>
          </table:table-cell>
          <table:table-cell table:style-name="ce10" table:formula="of:=[.K22]-[.M22]-[.O22]" office:value-type="float" office:value="4.323" calcext:value-type="float">
            <text:p>4.323</text:p>
          </table:table-cell>
          <table:table-cell table:style-name="ce10" table:formula="of:=[.Q22]*100/[.K22]" office:value-type="float" office:value="0.833672420542707" calcext:value-type="float">
            <text:p>0.833672420542707</text:p>
          </table:table-cell>
          <table:table-cell table:number-columns-repeated="1006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office:value-type="string" calcext:value-type="string">
            <text:p>energy-reg2prism-rot-4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2815.049" calcext:value-type="float">
            <text:p>2815.049</text:p>
          </table:table-cell>
          <table:table-cell table:style-name="Default" office:value-type="float" office:value="2768.134" calcext:value-type="float">
            <text:p>2768.134</text:p>
          </table:table-cell>
          <table:table-cell table:style-name="Default" office:value-type="float" office:value="2767.266" calcext:value-type="float">
            <text:p>2767.266</text:p>
          </table:table-cell>
          <table:table-cell table:style-name="Default" office:value-type="float" office:value="42.092" calcext:value-type="float">
            <text:p>42.092</text:p>
          </table:table-cell>
          <table:table-cell table:style-name="Default" office:value-type="float" office:value="41.275" calcext:value-type="float">
            <text:p>41.275</text:p>
          </table:table-cell>
          <table:table-cell table:formula="of:=[.M23]/[.J23]" office:value-type="float" office:value="17.0818888888889" calcext:value-type="float">
            <text:p>17.0818888888889</text:p>
          </table:table-cell>
          <table:table-cell table:style-name="ce10" table:formula="of:=[.K23]-[.M23]-[.O23]" office:value-type="float" office:value="6.5079999999999" calcext:value-type="float">
            <text:p>6.5079999999999</text:p>
          </table:table-cell>
          <table:table-cell table:style-name="ce10" table:formula="of:=[.Q23]*100/[.K23]" office:value-type="float" office:value="0.231186029088655" calcext:value-type="float">
            <text:p>0.231186029088655</text:p>
          </table:table-cell>
          <table:table-cell table:number-columns-repeated="1006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office:value-type="string" calcext:value-type="string">
            <text:p>energy-reg2prism-rot-5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22" calcext:value-type="float">
            <text:p>222</text:p>
          </table:table-cell>
          <table:table-cell table:style-name="Default" office:value-type="float" office:value="5773.488" calcext:value-type="float">
            <text:p>5773.488</text:p>
          </table:table-cell>
          <table:table-cell table:style-name="Default" office:value-type="float" office:value="5692.262" calcext:value-type="float">
            <text:p>5692.262</text:p>
          </table:table-cell>
          <table:table-cell table:style-name="Default" office:value-type="float" office:value="5691.494" calcext:value-type="float">
            <text:p>5691.494</text:p>
          </table:table-cell>
          <table:table-cell table:style-name="Default" office:value-type="float" office:value="75.532" calcext:value-type="float">
            <text:p>75.532</text:p>
          </table:table-cell>
          <table:table-cell table:style-name="Default" office:value-type="float" office:value="75.375" calcext:value-type="float">
            <text:p>75.375</text:p>
          </table:table-cell>
          <table:table-cell table:formula="of:=[.M24]/[.J24]" office:value-type="float" office:value="25.6373603603604" calcext:value-type="float">
            <text:p>25.6373603603604</text:p>
          </table:table-cell>
          <table:table-cell table:style-name="ce10" table:formula="of:=[.K24]-[.M24]-[.O24]" office:value-type="float" office:value="6.6190000000006" calcext:value-type="float">
            <text:p>6.6190000000006</text:p>
          </table:table-cell>
          <table:table-cell table:style-name="ce10" table:formula="of:=[.Q24]*100/[.K24]" office:value-type="float" office:value="0.114644734690721" calcext:value-type="float">
            <text:p>0.114644734690721</text:p>
          </table:table-cell>
          <table:table-cell table:number-columns-repeated="1006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office:value-type="string" calcext:value-type="string">
            <text:p>energy-reg2prism-rot-6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8793.374" calcext:value-type="float">
            <text:p>8793.374</text:p>
          </table:table-cell>
          <table:table-cell table:style-name="Default" office:value-type="float" office:value="8618.408" calcext:value-type="float">
            <text:p>8618.408</text:p>
          </table:table-cell>
          <table:table-cell table:style-name="Default" office:value-type="float" office:value="8617.445" calcext:value-type="float">
            <text:p>8617.445</text:p>
          </table:table-cell>
          <table:table-cell table:style-name="Default" office:value-type="float" office:value="168.082" calcext:value-type="float">
            <text:p>168.082</text:p>
          </table:table-cell>
          <table:table-cell table:style-name="Default" office:value-type="float" office:value="167.861" calcext:value-type="float">
            <text:p>167.861</text:p>
          </table:table-cell>
          <table:table-cell table:formula="of:=[.M25]/[.J25]" office:value-type="float" office:value="32.3964097744361" calcext:value-type="float">
            <text:p>32.3964097744361</text:p>
          </table:table-cell>
          <table:table-cell table:style-name="ce10" table:formula="of:=[.K25]-[.M25]-[.O25]" office:value-type="float" office:value="8.0680000000001" calcext:value-type="float">
            <text:p>8.0680000000001</text:p>
          </table:table-cell>
          <table:table-cell table:style-name="ce10" table:formula="of:=[.Q25]*100/[.K25]" office:value-type="float" office:value="0.0917509024408617" calcext:value-type="float">
            <text:p>0.091750902440862</text:p>
          </table:table-cell>
          <table:table-cell table:number-columns-repeated="1006"/>
        </table:table-row>
        <table:table-row table:style-name="ro5">
          <table:table-cell table:style-name="ce8" office:value-type="float" office:value="24" calcext:value-type="float">
            <text:p>24</text:p>
          </table:table-cell>
          <table:table-cell office:value-type="string" calcext:value-type="string">
            <text:p>energy-reg2prism-rot-7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office:value-type="float" office:value="266" calcext:value-type="float">
            <text:p>266</text:p>
          </table:table-cell>
          <table:table-cell table:style-name="Default" office:value-type="float" office:value="10403.835" calcext:value-type="float">
            <text:p>10403.835</text:p>
          </table:table-cell>
          <table:table-cell table:style-name="Default" office:value-type="float" office:value="10137.321" calcext:value-type="float">
            <text:p>10137.321</text:p>
          </table:table-cell>
          <table:table-cell table:style-name="Default" office:value-type="float" office:value="10136.395" calcext:value-type="float">
            <text:p>10136.395</text:p>
          </table:table-cell>
          <table:table-cell table:style-name="Default" office:value-type="float" office:value="256.248" calcext:value-type="float">
            <text:p>256.248</text:p>
          </table:table-cell>
          <table:table-cell table:style-name="Default" office:value-type="float" office:value="255.994" calcext:value-type="float">
            <text:p>255.994</text:p>
          </table:table-cell>
          <table:table-cell table:formula="of:=[.M26]/[.J26]" office:value-type="float" office:value="38.1067481203007" calcext:value-type="float">
            <text:p>38.1067481203007</text:p>
          </table:table-cell>
          <table:table-cell table:style-name="ce10" table:formula="of:=[.K26]-[.M26]-[.O26]" office:value-type="float" office:value="11.4459999999987" calcext:value-type="float">
            <text:p>11.4459999999987</text:p>
          </table:table-cell>
          <table:table-cell table:style-name="ce10" table:formula="of:=[.Q26]*100/[.K26]" office:value-type="float" office:value="0.110017123493392" calcext:value-type="float">
            <text:p>0.110017123493392</text:p>
          </table:table-cell>
          <table:table-cell office:value-type="string" calcext:value-type="string">
            <text:p>Same # satvals as previous one because the reqd energy is beyond the battery limit.</text:p>
          </table:table-cell>
          <table:table-cell table:number-columns-repeated="1005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office:value-type="string" calcext:value-type="string">
            <text:p>energy-reg2prism-rot-char-4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_char</text:p>
          </table:table-cell>
          <table:table-cell table:style-name="ce3" office:value-type="string" calcext:value-type="string">
            <text:p>prism_turns_chargesmall_nospeed_map3b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440" calcext:value-type="float">
            <text:p>440</text:p>
          </table:table-cell>
          <table:table-cell table:style-name="Default" office:value-type="float" office:value="21078.645" calcext:value-type="float">
            <text:p>21078.645</text:p>
          </table:table-cell>
          <table:table-cell table:style-name="Default" office:value-type="float" office:value="5663.48" calcext:value-type="float">
            <text:p>5663.48</text:p>
          </table:table-cell>
          <table:table-cell table:style-name="Default" office:value-type="float" office:value="5661.524" calcext:value-type="float">
            <text:p>5661.524</text:p>
          </table:table-cell>
          <table:table-cell table:style-name="Default" office:value-type="float" office:value="15410.583" calcext:value-type="float">
            <text:p>15410.583</text:p>
          </table:table-cell>
          <table:table-cell table:style-name="Default" office:value-type="float" office:value="15410.331" calcext:value-type="float">
            <text:p>15410.331</text:p>
          </table:table-cell>
          <table:table-cell table:formula="of:=[.M27]/[.J27]" office:value-type="float" office:value="12.8671" calcext:value-type="float">
            <text:p>12.8671</text:p>
          </table:table-cell>
          <table:table-cell table:style-name="ce10" table:formula="of:=[.K27]-[.M27]-[.O27]" office:value-type="float" office:value="6.78999999999905" calcext:value-type="float">
            <text:p>6.78999999999905</text:p>
          </table:table-cell>
          <table:table-cell table:style-name="ce10" table:formula="of:=[.Q27]*100/[.K27]" office:value-type="float" office:value="0.0322126967838732" calcext:value-type="float">
            <text:p>0.032212696783873</text:p>
          </table:table-cell>
          <table:table-cell table:number-columns-repeated="1006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office:value-type="string" calcext:value-type="string">
            <text:p>energy-reg2prism-rot-char-5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_char</text:p>
          </table:table-cell>
          <table:table-cell table:style-name="ce3" office:value-type="string" calcext:value-type="string">
            <text:p>prism_turns_chargesmall_nospeed_map3b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1190" calcext:value-type="float">
            <text:p>1190</text:p>
          </table:table-cell>
          <table:table-cell table:number-columns-repeated="5"/>
          <table:table-cell table:formula="of:=[.M28]/[.J28]" office:value-type="float" office:value="0" calcext:value-type="float">
            <text:p>0</text:p>
          </table:table-cell>
          <table:table-cell table:style-name="ce10" table:formula="of:=[.K28]-[.M28]-[.O28]" office:value-type="float" office:value="0" calcext:value-type="float">
            <text:p>0</text:p>
          </table:table-cell>
          <table:table-cell table:style-name="ce10" table:formula="of:=[.Q28]*100/[.K28]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4">
          <table:table-cell table:style-name="ce8" office:value-type="float" office:value="27" calcext:value-type="float">
            <text:p>27</text:p>
          </table:table-cell>
          <table:table-cell office:value-type="string" calcext:value-type="string">
            <text:p>energy-reg2prism-rot-char-6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_char</text:p>
          </table:table-cell>
          <table:table-cell table:style-name="ce3" office:value-type="string" calcext:value-type="string">
            <text:p>prism_turns_chargesmall_nospeed_map3b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y</text:p>
          </table:table-cell>
          <table:table-cell table:number-columns-repeated="6"/>
          <table:table-cell table:formula="of:=[.M29]/[.J29]" office:value-type="string" office:string-value="" calcext:value-type="error">
            <text:p>#DIV/0!</text:p>
          </table:table-cell>
          <table:table-cell table:style-name="ce10" table:formula="of:=[.K29]-[.M29]-[.O29]" office:value-type="float" office:value="0" calcext:value-type="float">
            <text:p>0</text:p>
          </table:table-cell>
          <table:table-cell table:style-name="ce10" table:formula="of:=[.Q29]*100/[.K29]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office:value-type="string" calcext:value-type="string">
            <text:p>energy-reg2prism-rot-char-7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_char</text:p>
          </table:table-cell>
          <table:table-cell table:style-name="ce3" office:value-type="string" calcext:value-type="string">
            <text:p>prism_turns_chargesmall_nospeed_map3b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y</text:p>
          </table:table-cell>
          <table:table-cell table:number-columns-repeated="6"/>
          <table:table-cell table:formula="of:=[.M30]/[.J30]" office:value-type="string" office:string-value="" calcext:value-type="error">
            <text:p>#DIV/0!</text:p>
          </table:table-cell>
          <table:table-cell table:style-name="ce10" table:formula="of:=[.K30]-[.M30]-[.O30]" office:value-type="float" office:value="0" calcext:value-type="float">
            <text:p>0</text:p>
          </table:table-cell>
          <table:table-cell table:style-name="ce10" table:formula="of:=[.Q30]*100/[.K30]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ce8"/>
          <table:table-cell table:style-name="Default" table:number-columns-repeated="8"/>
          <table:table-cell table:number-columns-repeated="6"/>
          <table:table-cell table:style-name="ce14"/>
          <table:table-cell table:style-name="ce10"/>
          <table:table-cell table:number-columns-repeated="1007"/>
        </table:table-row>
        <table:table-row table:style-name="ro1">
          <table:table-cell table:style-name="ce8"/>
          <table:table-cell/>
          <table:table-cell table:style-name="ce11"/>
          <table:table-cell table:number-columns-repeated="12"/>
          <table:table-cell table:style-name="ce14"/>
          <table:table-cell table:style-name="ce10"/>
          <table:table-cell table:number-columns-repeated="1007"/>
        </table:table-row>
        <table:table-row table:style-name="ro1" table:number-rows-repeated="4">
          <table:table-cell table:number-columns-repeated="2"/>
          <table:table-cell table:style-name="ce11"/>
          <table:table-cell table:number-columns-repeated="12"/>
          <table:table-cell table:style-name="ce1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xcluded:</text:p>
          </table:table-cell>
          <table:table-cell table:style-name="ce11"/>
          <table:table-cell table:number-columns-repeated="12"/>
          <table:table-cell table:style-name="ce14"/>
          <table:table-cell table:number-columns-repeated="1008"/>
        </table:table-row>
        <table:table-row table:style-name="ro1">
          <table:table-cell/>
          <table:table-cell table:style-name="Default" office:value-type="string" calcext:value-type="string">
            <text:p>energy-reg2prism-simple-8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1"/>
          <table:table-cell table:number-columns-repeated="3"/>
          <table:table-cell office:value-type="string" calcext:value-type="string">
            <text:p>No non-self-intersecting paths of length 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energy-reg2prism-rot-7fixed-map3b</text:p>
          </table:table-cell>
          <table:table-cell table:style-name="ce11"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4"/>
          <table:table-cell table:number-columns-repeated="2"/>
          <table:table-cell office:value-type="string" calcext:value-type="string">
            <text:p>Too large a distance, so no mission can be done due to the battery capacity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13"/>
          <table:table-cell/>
          <table:table-cell table:style-name="ce14"/>
          <table:table-cell table:number-columns-repeated="1008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12"/>
          <table:table-cell table:style-name="ce14"/>
          <table:table-cell table:number-columns-repeated="1008"/>
        </table:table-row>
        <table:table-row table:style-name="ro1">
          <table:table-cell table:number-columns-repeated="2"/>
          <table:table-cell table:style-name="ce11"/>
          <table:table-cell table:number-columns-repeated="12"/>
          <table:table-cell table:style-name="ce14"/>
          <table:table-cell/>
          <table:table-cell table:formula="of:=AVERAGE([.R3:.R27])" office:value-type="float" office:value="0.743779218471104" calcext:value-type="float">
            <text:p>0.743779218471104</text:p>
          </table:table-cell>
          <table:table-cell office:value-type="string" calcext:value-type="string">
            <text:p>← average</text:p>
          </table:table-cell>
          <table:table-cell table:number-columns-repeated="1005"/>
        </table:table-row>
        <table:table-row table:style-name="ro1" table:number-rows-repeated="9">
          <table:table-cell table:number-columns-repeated="2"/>
          <table:table-cell table:style-name="ce11"/>
          <table:table-cell table:number-columns-repeated="12"/>
          <table:table-cell table:style-name="ce14"/>
          <table:table-cell table:number-columns-repeated="1008"/>
        </table:table-row>
        <table:table-row table:style-name="ro1" table:number-rows-repeated="3">
          <table:table-cell/>
          <table:table-cell table:style-name="ce2"/>
          <table:table-cell table:number-columns-repeated="13"/>
          <table:table-cell table:style-name="ce14"/>
          <table:table-cell table:number-columns-repeated="1008"/>
        </table:table-row>
        <table:table-row table:style-name="ro1" table:number-rows-repeated="28">
          <table:table-cell/>
          <table:table-cell table:style-name="ce2"/>
          <table:table-cell table:number-columns-repeated="12"/>
          <table:table-cell table:style-name="ce2" table:number-columns-repeated="2"/>
          <table:table-cell table:number-columns-repeated="1008"/>
        </table:table-row>
        <table:table-row table:style-name="ro1" table:number-rows-repeated="23">
          <table:table-cell table:style-name="Default" table:number-columns-repeated="9"/>
          <table:table-cell table:style-name="ce5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9"/>
          <table:table-cell table:style-name="ce5"/>
          <table:table-cell table:style-name="Default" table:number-columns-repeated="22"/>
          <table:table-cell table:number-columns-repeated="99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2:19:30.525480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Ruchkin</meta:initial-creator>
    <meta:creation-date>2018-01-20T11:30:31.837016339</meta:creation-date>
    <meta:generator>LibreOffice/5.3.1.2$Linux_X86_64 LibreOffice_project/30m0$Build-2</meta:generator>
    <dc:date>2018-01-21T19:52:32.887844658</dc:date>
    <dc:creator>Ivan Ruchkin</dc:creator>
    <meta:editing-duration>P1DT1H48M51S</meta:editing-duration>
    <meta:editing-cycles>92</meta:editing-cycles>
    <meta:document-statistic meta:table-count="1" meta:cell-count="541" meta:object-count="0"/>
  </office:meta>
</office:document-meta>
</file>